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e7606" officeooo:paragraph-rsid="001e7606" style:font-size-asian="10.5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e7606" style:font-size-asian="26pt" style:font-size-complex="26pt"/>
    </style:style>
    <style:style style:name="T3" style:family="text">
      <style:text-properties fo:font-size="26pt" officeooo:rsid="001e7606" fo:background-color="#ffff00" loext:char-shading-value="0" style:font-size-asian="26pt" style:font-size-complex="26pt"/>
    </style:style>
    <style:style style:name="T4" style:family="text">
      <style:text-properties fo:font-size="26pt" officeooo:rsid="001e7606" fo:background-color="#ffff00" loext:char-shading-value="0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1"><text:s/></text:span><text:span text:style-name="T4">Assignment 2 </text:span></text:p>
      <text:p text:style-name="P1">Q1.Write a note on C++ Dynamic Memory Allocation. Write a C++ program to illustrate new and delete operators.</text:p>
      <text:p text:style-name="P1">Ans:-#include &lt;iostream&gt;</text:p>
      <text:p text:style-name="P1"/>
      <text:p text:style-name="P1">using namespace std;</text:p>
      <text:p text:style-name="P1"/>
      <text:p text:style-name="P1">int main() {</text:p>
      <text:p text:style-name="P1"><text:s text:c="2"/>// Allocate memory for an integer</text:p>
      <text:p text:style-name="P1"><text:s text:c="2"/>int* ptr = new int;</text:p>
      <text:p text:style-name="P1"/>
      <text:p text:style-name="P1"><text:s text:c="2"/>// Use the allocated memory</text:p>
      <text:p text:style-name="P1"><text:s text:c="2"/>*ptr = 10;</text:p>
      <text:p text:style-name="P1"><text:s text:c="2"/>cout &lt;&lt; "Value: " &lt;&lt; *ptr &lt;&lt; endl;</text:p>
      <text:p text:style-name="P1"/>
      <text:p text:style-name="P1"><text:s text:c="2"/>// Free up the memory</text:p>
      <text:p text:style-name="P1"><text:s text:c="2"/>delete ptr;</text:p>
      <text:p text:style-name="P1"/>
      <text:p text:style-name="P1"><text:s text:c="2"/>return 0;</text:p>
      <text:p text:style-name="P1">}</text:p>
      <text:p text:style-name="P1">Output:-</text:p>
      <text:p text:style-name="P1">Value: 1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Write a C++ program to illustrate single level, multilevel, multiple, hierarchical and hybrid inheritance.</text:p>
      <text:p text:style-name="P1">Ans:-A)Single Level</text:p>
      <text:p text:style-name="P1">#include &lt;iostream&gt;</text:p>
      <text:p text:style-name="P1"/>
      <text:p text:style-name="P1">using namespace std;</text:p>
      <text:p text:style-name="P1"/>
      <text:p text:style-name="P1">// Base class: Space</text:p>
      <text:p text:style-name="P1">class Space </text:p>
      <text:p text:style-name="P1">{</text:p>
      <text:p text:style-name="P1"><text:s text:c="4"/>public:void orbit() </text:p>
      <text:p text:style-name="P1"><text:s text:c="4"/>{</text:p>
      <text:p text:style-name="P1"><text:s text:c="8"/>cout &lt;&lt; "Orbiting in space..." &lt;&lt; endl;</text:p>
      <text:p text:style-name="P1"><text:s text:c="4"/>}</text:p>
      <text:p text:style-name="P1">};</text:p>
      <text:p text:style-name="P1"/>
      <text:p text:style-name="P1">// Single Level Inheritance: Planet inherits from Space</text:p>
      <text:p text:style-name="P1">class Planet : public Space</text:p>
      <text:p text:style-name="P1">{</text:p>
      <text:p text:style-name="P1"><text:s text:c="4"/>public:void rotate() </text:p>
      <text:p text:style-name="P1"><text:s text:c="4"/>{</text:p>
      <text:p text:style-name="P1"><text:s text:c="8"/>cout &lt;&lt; "Rotating on its axis..." &lt;&lt; endl;</text:p>
      <text:p text:style-name="P1"><text:s text:c="4"/>}</text:p>
      <text:p text:style-name="P1">};</text:p>
      <text:p text:style-name="P1">int main() </text:p>
      <text:p text:style-name="P1">{</text:p>
      <text:p text:style-name="P1"><text:s text:c="4"/>Planet earth;</text:p>
      <text:p text:style-name="P1"><text:s text:c="4"/>earth.orbit();</text:p>
      <text:p text:style-name="P1"><text:s text:c="4"/>earth.rotate();</text:p>
      <text:p text:style-name="P1"><text:s text:c="4"/></text:p>
      <text:p text:style-name="P1"><text:s text:c="4"/>return 0;</text:p>
      <text:p text:style-name="P1">}</text:p>
      <text:p text:style-name="P1">Output:-</text:p>
      <text:p text:style-name="P1">Orbiting in space...</text:p>
      <text:p text:style-name="P1">Rotating on its axis...</text:p>
      <text:p text:style-name="P1"/>
      <text:p text:style-name="P1">B)Multilevel:</text:p>
      <text:p text:style-name="P1">#include &lt;iostream&gt;</text:p>
      <text:p text:style-name="P1">using namespace std;</text:p>
      <text:p text:style-name="P1"/>
      <text:p text:style-name="P1">// Base class: Space</text:p>
      <text:p text:style-name="P1">class Space </text:p>
      <text:p text:style-name="P1">{</text:p>
      <text:p text:style-name="P1"><text:s text:c="4"/>public:void orbit() </text:p>
      <text:p text:style-name="P1"><text:s text:c="4"/>{</text:p>
      <text:p text:style-name="P1"><text:s text:c="8"/>cout &lt;&lt; "The area directly outside of Earth's atmosphere." &lt;&lt; endl;</text:p>
      <text:p text:style-name="P1"><text:s text:c="4"/>}</text:p>
      <text:p text:style-name="P1">};</text:p>
      <text:p text:style-name="P1"/>
      <text:p text:style-name="P1">// Intermediate class: Planet inherits from Space</text:p>
      <text:p text:style-name="P1">class Planet : public Space </text:p>
      <text:p text:style-name="P1">{</text:p>
      <text:p text:style-name="P1"><text:soft-page-break/><text:s text:c="4"/>public:void rotate() </text:p>
      <text:p text:style-name="P1"><text:s text:c="4"/>{</text:p>
      <text:p text:style-name="P1"><text:s text:c="8"/>cout &lt;&lt; "A planet is a celestial body that is in orbit around the Sun " &lt;&lt; endl;</text:p>
      <text:p text:style-name="P1"><text:s text:c="4"/>}</text:p>
      <text:p text:style-name="P1">};</text:p>
      <text:p text:style-name="P1"/>
      <text:p text:style-name="P1">// Derived class: Earth inherits from Planet</text:p>
      <text:p text:style-name="P1">class Earth : public Planet </text:p>
      <text:p text:style-name="P1">{</text:p>
      <text:p text:style-name="P1"><text:s text:c="4"/>public:void supportLife() </text:p>
      <text:p text:style-name="P1"><text:s text:c="4"/>{</text:p>
      <text:p text:style-name="P1"><text:s text:c="8"/>cout &lt;&lt; "Earth is the third planet from the Sun and the only astronomical object known to harbor life." &lt;&lt; endl;</text:p>
      <text:p text:style-name="P1"><text:s text:c="4"/>}</text:p>
      <text:p text:style-name="P1">};</text:p>
      <text:p text:style-name="P1"/>
      <text:p text:style-name="P1">int main() </text:p>
      <text:p text:style-name="P1">{</text:p>
      <text:p text:style-name="P1"><text:s text:c="4"/>Earth earth;</text:p>
      <text:p text:style-name="P1"><text:s text:c="4"/>earth.orbit(); // Inherited from SpaceObject</text:p>
      <text:p text:style-name="P1"><text:s text:c="4"/>earth.rotate(); // Inherited from Planet</text:p>
      <text:p text:style-name="P1"><text:s text:c="4"/>earth.supportLife(); // Own method</text:p>
      <text:p text:style-name="P1"/>
      <text:p text:style-name="P1"><text:s text:c="4"/>return 0;</text:p>
      <text:p text:style-name="P1">}</text:p>
      <text:p text:style-name="P1">Output:-</text:p>
      <text:p text:style-name="P1">The area directly outside of Earth's atmosphere.</text:p>
      <text:p text:style-name="P1">A planet is a celestial body that is in orbit around the Sun </text:p>
      <text:p text:style-name="P1">Earth is the third planet from the Sun and the only astronomical object known to harbor life.</text:p>
      <text:p text:style-name="P1"/>
      <text:p text:style-name="P1">C)Multiple:-</text:p>
      <text:p text:style-name="P1">#include &lt;iostream&gt;</text:p>
      <text:p text:style-name="P1"/>
      <text:p text:style-name="P1">using namespace std;</text:p>
      <text:p text:style-name="P1"/>
      <text:p text:style-name="P1">// Base class: Space</text:p>
      <text:p text:style-name="P1">class Space </text:p>
      <text:p text:style-name="P1">{</text:p>
      <text:p text:style-name="P1"><text:s text:c="4"/>public:void orbit() </text:p>
      <text:p text:style-name="P1"><text:s text:c="4"/>{</text:p>
      <text:p text:style-name="P1"><text:s text:c="8"/>cout &lt;&lt; "The area directly outside of Earth's atmosphere." &lt;&lt; endl;</text:p>
      <text:p text:style-name="P1"><text:s text:c="4"/>}</text:p>
      <text:p text:style-name="P1">};</text:p>
      <text:p text:style-name="P1"/>
      <text:p text:style-name="P1">// Base class: Astronaut</text:p>
      <text:p text:style-name="P1">class Astronaut </text:p>
      <text:p text:style-name="P1">{</text:p>
      <text:p text:style-name="P1"><text:s text:c="4"/>public:void spacewalk() </text:p>
      <text:p text:style-name="P1"><text:s text:c="4"/>{</text:p>
      <text:p text:style-name="P1"><text:s text:c="8"/>cout &lt;&lt; "An astronaut is someone who travels in space. " &lt;&lt; endl;</text:p>
      <text:p text:style-name="P1"><text:s text:c="4"/>}</text:p>
      <text:p text:style-name="P1">};</text:p>
      <text:p text:style-name="P1"><text:soft-page-break/></text:p>
      <text:p text:style-name="P1">// Derived class: SpaceSuit inherits from Space and Astronaut</text:p>
      <text:p text:style-name="P1">class SpaceSuit : public Space, public Astronaut </text:p>
      <text:p text:style-name="P1">{</text:p>
      <text:p text:style-name="P1"><text:s text:c="4"/>public:void protect() </text:p>
      <text:p text:style-name="P1"><text:s text:c="4"/>{</text:p>
      <text:p text:style-name="P1"><text:s text:c="8"/>cout &lt;&lt; "Protecting the astronaut." &lt;&lt; endl;</text:p>
      <text:p text:style-name="P1"><text:s text:c="4"/>}</text:p>
      <text:p text:style-name="P1">};</text:p>
      <text:p text:style-name="P1"/>
      <text:p text:style-name="P1">int main() </text:p>
      <text:p text:style-name="P1">{</text:p>
      <text:p text:style-name="P1"><text:s text:c="4"/>SpaceSuit spaceSuit;</text:p>
      <text:p text:style-name="P1"><text:s text:c="4"/>spaceSuit.orbit(); // Inherited from Space</text:p>
      <text:p text:style-name="P1"><text:s text:c="4"/>spaceSuit.spacewalk(); // Inherited from Astronaut</text:p>
      <text:p text:style-name="P1"><text:s text:c="4"/>spaceSuit.protect(); // Own method</text:p>
      <text:p text:style-name="P1"/>
      <text:p text:style-name="P1"><text:s text:c="4"/>return 0;</text:p>
      <text:p text:style-name="P1">}</text:p>
      <text:p text:style-name="P1">Output:-</text:p>
      <text:p text:style-name="P1">The area directly outside of Earth's atmosphere.</text:p>
      <text:p text:style-name="P1">An astronaut is someone who travels in space. </text:p>
      <text:p text:style-name="P1">Protecting the astronaut.</text:p>
      <text:p text:style-name="P1"/>
      <text:p text:style-name="P1">D)Hierarchical:-</text:p>
      <text:p text:style-name="P1">#include &lt;iostream&gt;</text:p>
      <text:p text:style-name="P1"/>
      <text:p text:style-name="P1">using namespace std;</text:p>
      <text:p text:style-name="P1"/>
      <text:p text:style-name="P1">// Base class: Space</text:p>
      <text:p text:style-name="P1">class Space </text:p>
      <text:p text:style-name="P1">{</text:p>
      <text:p text:style-name="P1"><text:s text:c="4"/>public:void orbit() </text:p>
      <text:p text:style-name="P1"><text:s text:c="4"/>{</text:p>
      <text:p text:style-name="P1"><text:s text:c="8"/>cout &lt;&lt; "Orbiting in space..." &lt;&lt; endl;</text:p>
      <text:p text:style-name="P1"><text:s text:c="4"/>}</text:p>
      <text:p text:style-name="P1">};</text:p>
      <text:p text:style-name="P1"/>
      <text:p text:style-name="P1">// Intermediate class: Planet inherits from Space</text:p>
      <text:p text:style-name="P1">class Planet : public Space </text:p>
      <text:p text:style-name="P1">{</text:p>
      <text:p text:style-name="P1"><text:s text:c="4"/>public:void rotate() </text:p>
      <text:p text:style-name="P1"><text:s text:c="4"/>{</text:p>
      <text:p text:style-name="P1"><text:s text:c="8"/>cout &lt;&lt; "Rotating on its axis..." &lt;&lt; endl;</text:p>
      <text:p text:style-name="P1"><text:s text:c="4"/>}</text:p>
      <text:p text:style-name="P1">};</text:p>
      <text:p text:style-name="P1"/>
      <text:p text:style-name="P1">// Derived class: Earth inherits from Planet</text:p>
      <text:p text:style-name="P1">class Earth : public Planet </text:p>
      <text:p text:style-name="P1">{</text:p>
      <text:p text:style-name="P1"><text:s text:c="4"/>public:void supportLife() </text:p>
      <text:p text:style-name="P1"><text:s text:c="4"/>{</text:p>
      <text:p text:style-name="P1"><text:soft-page-break/><text:s text:c="8"/>cout &lt;&lt; "Supporting life..." &lt;&lt; endl;</text:p>
      <text:p text:style-name="P1"><text:s text:c="4"/>}</text:p>
      <text:p text:style-name="P1">};</text:p>
      <text:p text:style-name="P1">// Derived class: Moon inherits from Planet</text:p>
      <text:p text:style-name="P1">class Moon : public Planet {</text:p>
      <text:p text:style-name="P1">public:</text:p>
      <text:p text:style-name="P1"><text:s text:c="4"/>void eclipse() {</text:p>
      <text:p text:style-name="P1"><text:s text:c="8"/>cout &lt;&lt; "Eclipsing the sun..." &lt;&lt; endl;</text:p>
      <text:p text:style-name="P1"><text:s text:c="4"/>}</text:p>
      <text:p text:style-name="P1">};</text:p>
      <text:p text:style-name="P1"/>
      <text:p text:style-name="P1">int main() {</text:p>
      <text:p text:style-name="P1"><text:s text:c="4"/>Earth earth;</text:p>
      <text:p text:style-name="P1"><text:s text:c="4"/>earth.orbit(); // Inherited from SpaceObject</text:p>
      <text:p text:style-name="P1"><text:s text:c="4"/>earth.rotate(); // Inherited from Planet</text:p>
      <text:p text:style-name="P1"><text:s text:c="4"/>earth.supportLife(); // Own method</text:p>
      <text:p text:style-name="P1"/>
      <text:p text:style-name="P1"><text:s text:c="4"/>Moon moon;</text:p>
      <text:p text:style-name="P1"><text:s text:c="4"/>moon.orbit(); // Inherited from SpaceObject</text:p>
      <text:p text:style-name="P1"><text:s text:c="4"/>moon.rotate(); // Inherited from Planet</text:p>
      <text:p text:style-name="P1"><text:s text:c="4"/>moon.eclipse(); // Own method</text:p>
      <text:p text:style-name="P1"/>
      <text:p text:style-name="P1"><text:s text:c="4"/>return 0;</text:p>
      <text:p text:style-name="P1">}</text:p>
      <text:p text:style-name="P1">Output:-</text:p>
      <text:p text:style-name="P1">Supporting life...</text:p>
      <text:p text:style-name="P1">Orbiting in space...</text:p>
      <text:p text:style-name="P1">Rotating on its axis...</text:p>
      <text:p text:style-name="P1">Eclipsing the sun...</text:p>
      <text:p text:style-name="P1"/>
      <text:p text:style-name="P1">E)Hybrid:-</text:p>
      <text:p text:style-name="P1">#include &lt;iostream&gt;</text:p>
      <text:p text:style-name="P1"/>
      <text:p text:style-name="P1">using namespace std;</text:p>
      <text:p text:style-name="P1"/>
      <text:p text:style-name="P1">// Base class: Space</text:p>
      <text:p text:style-name="P1">class Space</text:p>
      <text:p text:style-name="P1">{</text:p>
      <text:p text:style-name="P1"><text:s text:c="4"/>public:void orbit() </text:p>
      <text:p text:style-name="P1"><text:s text:c="4"/>{</text:p>
      <text:p text:style-name="P1"><text:s text:c="8"/>cout &lt;&lt; "Orbiting in space..." &lt;&lt; endl;</text:p>
      <text:p text:style-name="P1"><text:s text:c="4"/>}</text:p>
      <text:p text:style-name="P1">};</text:p>
      <text:p text:style-name="P1"/>
      <text:p text:style-name="P1">// Base class: Astronaut</text:p>
      <text:p text:style-name="P1">class Astronaut </text:p>
      <text:p text:style-name="P1">{</text:p>
      <text:p text:style-name="P1"><text:s text:c="4"/>public:void spacewalk() </text:p>
      <text:p text:style-name="P1"><text:s text:c="4"/>{</text:p>
      <text:p text:style-name="P1"><text:s text:c="8"/>cout &lt;&lt; "Performing a spacewalk..." &lt;&lt; endl;</text:p>
      <text:p text:style-name="P1"><text:s text:c="4"/>}</text:p>
      <text:p text:style-name="P1">};</text:p>
      <text:p text:style-name="P1"><text:soft-page-break/></text:p>
      <text:p text:style-name="P1">// Intermediate class: SpaceStation inherits from Space</text:p>
      <text:p text:style-name="P1">class SpaceStation : public Space</text:p>
      <text:p text:style-name="P1">{</text:p>
      <text:p text:style-name="P1"><text:s text:c="4"/>public:void dock() </text:p>
      <text:p text:style-name="P1"><text:s text:c="4"/>{</text:p>
      <text:p text:style-name="P1"><text:s text:c="8"/>cout &lt;&lt; "Docking at the space station..." &lt;&lt; endl;</text:p>
      <text:p text:style-name="P1"><text:s text:c="4"/>}</text:p>
      <text:p text:style-name="P1">};</text:p>
      <text:p text:style-name="P1">// Derived class: SpaceShuttle inherits from SpaceStation and Astronaut</text:p>
      <text:p text:style-name="P1">class SpaceShuttle : public SpaceStation, public Astronaut </text:p>
      <text:p text:style-name="P1">{</text:p>
      <text:p text:style-name="P1"><text:s text:c="4"/>public:void launch() </text:p>
      <text:p text:style-name="P1"><text:s text:c="4"/>{</text:p>
      <text:p text:style-name="P1"><text:s text:c="8"/>cout &lt;&lt; "Launching into space..." &lt;&lt; endl;</text:p>
      <text:p text:style-name="P1"><text:s text:c="4"/>}</text:p>
      <text:p text:style-name="P1">};</text:p>
      <text:p text:style-name="P1"/>
      <text:p text:style-name="P1">int main() </text:p>
      <text:p text:style-name="P1">{</text:p>
      <text:p text:style-name="P1"><text:s text:c="4"/>SpaceShuttle spaceShuttle;</text:p>
      <text:p text:style-name="P1"><text:s text:c="4"/>spaceShuttle.orbit(); // Inherited from SpaceObject</text:p>
      <text:p text:style-name="P1"><text:s text:c="4"/>spaceShuttle.dock(); // Inherited from SpaceStation</text:p>
      <text:p text:style-name="P1"><text:s text:c="4"/>spaceShuttle.spacewalk(); // Inherited from Astronaut</text:p>
      <text:p text:style-name="P1"><text:s text:c="4"/>spaceShuttle.launch(); // Own method</text:p>
      <text:p text:style-name="P1"/>
      <text:p text:style-name="P1"><text:s text:c="4"/>return 0;</text:p>
      <text:p text:style-name="P1">}</text:p>
      <text:p text:style-name="P1">Output:-</text:p>
      <text:p text:style-name="P1">Orbiting in space...</text:p>
      <text:p text:style-name="P1">Docking at the space station...</text:p>
      <text:p text:style-name="P1">Performing a spacewalk...</text:p>
      <text:p text:style-name="P1">Launching into space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C++ program to illustrate shallow and deep copy.</text:p>
      <text:p text:style-name="P1">Ans:-#include &lt;iostream&gt;</text:p>
      <text:p text:style-name="P1"/>
      <text:p text:style-name="P1">using namespace std;</text:p>
      <text:p text:style-name="P1"/>
      <text:p text:style-name="P1">class MyClass {</text:p>
      <text:p text:style-name="P1">public:</text:p>
      <text:p text:style-name="P1"><text:s text:c="4"/>int* ptr;</text:p>
      <text:p text:style-name="P1"><text:s text:c="4"/>MyClass() {</text:p>
      <text:p text:style-name="P1"><text:s text:c="8"/>ptr = new int;</text:p>
      <text:p text:style-name="P1"><text:s text:c="4"/>}</text:p>
      <text:p text:style-name="P1"><text:s text:c="4"/>~MyClass() {</text:p>
      <text:p text:style-name="P1"><text:s text:c="8"/>delete ptr;</text:p>
      <text:p text:style-name="P1"><text:s text:c="4"/>}</text:p>
      <text:p text:style-name="P1">};</text:p>
      <text:p text:style-name="P1"/>
      <text:p text:style-name="P1">// Shallow Copy</text:p>
      <text:p text:style-name="P1">MyClass shallowCopy(MyClass source) {</text:p>
      <text:p text:style-name="P1"><text:s text:c="4"/>MyClass copy;</text:p>
      <text:p text:style-name="P1"><text:s text:c="4"/>copy.ptr = source.ptr; // Shallow copy, copying pointer only</text:p>
      <text:p text:style-name="P1"><text:s text:c="4"/>return copy;</text:p>
      <text:p text:style-name="P1">}</text:p>
      <text:p text:style-name="P1"/>
      <text:p text:style-name="P1">// Deep Copy</text:p>
      <text:p text:style-name="P1">MyClass deepCopy(MyClass source) {</text:p>
      <text:p text:style-name="P1"><text:s text:c="4"/>MyClass copy;</text:p>
      <text:p text:style-name="P1"><text:s text:c="4"/>copy.ptr = new int; // Deep copy, allocating new memory</text:p>
      <text:p text:style-name="P1"><text:s text:c="4"/>*copy.ptr = *source.ptr; // Copying the value</text:p>
      <text:p text:style-name="P1"><text:s text:c="4"/>return copy;</text:p>
      <text:p text:style-name="P1"><text:s text:c="4"/></text:p>
      <text:p text:style-name="P1">}</text:p>
      <text:p text:style-name="P1"/>
      <text:p text:style-name="P1">int main() {</text:p>
      <text:p text:style-name="P1"><text:s text:c="4"/>MyClass original;</text:p>
      <text:p text:style-name="P1"><text:s text:c="4"/>*original.ptr = 10;</text:p>
      <text:p text:style-name="P1"/>
      <text:p text:style-name="P1"><text:s text:c="4"/>// Shallow Copy</text:p>
      <text:p text:style-name="P1"><text:s text:c="4"/>MyClass shallow = shallowCopy(original);</text:p>
      <text:p text:style-name="P1"><text:s text:c="4"/>*shallow.ptr = 20; // Changes the original value</text:p>
      <text:p text:style-name="P1"/>
      <text:p text:style-name="P1"><text:s text:c="4"/>// Deep Copy</text:p>
      <text:p text:style-name="P1"><text:s text:c="4"/>MyClass deep = deepCopy(original);</text:p>
      <text:p text:style-name="P1"><text:s text:c="4"/>*deep.ptr = 30; // Does not change the original value</text:p>
      <text:p text:style-name="P1"/>
      <text:p text:style-name="P1"><text:s text:c="4"/>cout &lt;&lt; "Original: " &lt;&lt; *original.ptr &lt;&lt; endl;</text:p>
      <text:p text:style-name="P1"><text:s text:c="4"/>cout &lt;&lt; "Shallow: " &lt;&lt; *shallow.ptr &lt;&lt; endl;</text:p>
      <text:p text:style-name="P1"><text:s text:c="4"/>cout &lt;&lt; "Deep: " &lt;&lt; *deep.ptr &lt;&lt; endl;</text:p>
      <text:p text:style-name="P1"/>
      <text:p text:style-name="P1"><text:s text:c="4"/>return 0;</text:p>
      <text:p text:style-name="P1">}</text:p>
      <text:p text:style-name="P1">Output:-</text:p>
      <text:p text:style-name="P1">Original: 20</text:p>
      <text:p text:style-name="P1"><text:soft-page-break/>Shallow: 20</text:p>
      <text:p text:style-name="P1">Deep: 3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31:40.041377306</meta:creation-date>
    <dc:date>2024-07-08T08:02:19.275538497</dc:date>
    <meta:editing-duration>P6DT15H20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269" meta:word-count="895" meta:character-count="6053" meta:non-whitespace-character-count="4767"/>
  </office:meta>
</office:document-meta>
</file>